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5mm"/>
    </style:style>
    <style:style style:name="co5" style:family="table-column">
      <style:table-column-properties fo:break-before="auto" style:column-width="34.38mm"/>
    </style:style>
    <style:style style:name="co6" style:family="table-column">
      <style:table-column-properties fo:break-before="auto" style:column-width="36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fe7f5" fo:border="0.06pt solid #000000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ackground-color="#cfe7f5" fo:border="0.06pt solid #000000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WenQuanYi Zen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17.18mm" svg:y="0.17mm">
            <draw:object draw:notify-on-update-of-ranges="Sheet1.C18:Sheet1.C20 Sheet1.D18:Sheet1.D20 Sheet1.E18:Sheet1.E20 Sheet1.F18:Sheet1.F20 Sheet1.G18:Sheet1.G20 Sheet1.H18:Sheet1.H20 Sheet1.I18:Sheet1.I20 Sheet1.J18:Sheet1.J20 Sheet1.K18:Sheet1.K20 Sheet1.L18:Sheet1.L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21"/>
        <table:table-column table:style-name="co3" table:default-cell-style-name="ce10"/>
        <table:table-column table:style-name="co4" table:default-cell-style-name="ce13"/>
        <table:table-column table:style-name="co5" table:default-cell-style-name="ce30"/>
        <table:table-column table:style-name="co6" table:number-columns-repeated="3" table:default-cell-style-name="ce30"/>
        <table:table-column table:style-name="co6" table:number-columns-repeated="4" table:default-cell-style-name="ce13"/>
        <table:table-row table:style-name="ro1">
          <table:table-cell table:style-name="ce1" office:value-type="string" calcext:value-type="string">
            <text:p>Function:</text:p>
          </table:table-cell>
          <table:table-cell table:style-name="ce5">
            <office:annotation draw:style-name="gr2" draw:text-style-name="P3" svg:width="104.62mm" svg:height="37.56mm" svg:x="76.2mm" svg:y="0mm" draw:caption-point-x="-6.1mm" draw:caption-point-y="0.1mm">
              <dc:date>2019-06-11T00:00:00</dc:date>
              <text:p text:style-name="P2"><text:span text:style-name="T1">Name and mathematical definition of the chosen function from:</text:span></text:p>
              <text:p text:style-name="P2"><text:span text:style-name="T1"/></text:p>
              <text:p text:style-name="P2"><text:span text:style-name="T1">https://www.matematica.pt/en/useful/list-curves.php</text:span></text:p>
            </office:annotation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16" calcext:value-type="float">
            <office:annotation draw:style-name="gr3" draw:text-style-name="P3" svg:width="41.86mm" svg:height="17.81mm" svg:x="125.13mm" svg:y="0mm" draw:caption-point-x="-6.1mm" draw:caption-point-y="0.1mm">
              <dc:date>2019-06-11T00:00:00</dc:date>
              <text:p text:style-name="P2"><text:span text:style-name="T1">Number of available CPUs in the test machine</text:span></text:p>
            </office:annotation>
            <text:p>16</text:p>
          </table:table-cell>
          <table:table-cell table:style-name="ce14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5"/>
          <table:table-cell table:style-name="ce14" office:value-type="string" calcext:value-type="string" table:number-columns-spanned="4" table:number-rows-spanned="1">
            <text:p>OpenMP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16" calcext:value-type="float">
            <text:p>16</text:p>
          </table:table-cell>
          <table:table-cell table:style-name="ce6" table:formula="of:=2*[.D1]" office:value-type="float" office:value="32" calcext:value-type="float">
            <text:p>32</text:p>
          </table:table-cell>
          <table:table-cell table:style-name="ce6" table:formula="of:=4*[.D1]" office:value-type="float" office:value="64" calcext:value-type="float">
            <text:p>64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16" calcext:value-type="float">
            <text:p>16</text:p>
          </table:table-cell>
          <table:table-cell table:style-name="ce6" table:formula="of:=2*[.D1]" office:value-type="float" office:value="32" calcext:value-type="float">
            <text:p>32</text:p>
          </table:table-cell>
          <table:table-cell table:style-name="ce6" table:formula="of:=4*[.D1]"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office:annotation draw:style-name="gr4" draw:text-style-name="P3" svg:width="70.23mm" svg:height="41.51mm" svg:x="70.1mm" svg:y="9.13mm" draw:caption-point-x="0mm" draw:caption-point-y="0mm">
              <dc:date>2019-06-11T00:00:00</dc:date>
              <text:p text:style-name="P2"><text:span text:style-name="T1">Type here the area calculated with the serial version.</text:span></text:p>
              <text:p text:style-name="P2"><text:span text:style-name="T1"/></text:p>
              <text:p text:style-name="P2"><text:span text:style-name="T1">Check for each concurrent version that reports the same ara.</text:span></text:p>
            </office:annotation>
            <text:p>S: 41.244501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07061" calcext:value-type="float">
            <office:annotation draw:style-name="gr5" draw:text-style-name="P3" svg:width="48.52mm" svg:height="13.86mm" svg:x="119.03mm" svg:y="9.13mm" draw:caption-point-x="0mm" draw:caption-point-y="0mm">
              <dc:date>2019-06-11T00:00:00</dc:date>
              <text:p text:style-name="P2"><text:span text:style-name="T1">Duration in seconds running with no thread support (main thread calculates everything)</text:span></text:p>
            </office:annotation>
            <text:p>7,061E-05</text:p>
          </table:table-cell>
          <table:table-cell table:style-name="ce12" office:value-type="float" office:value="0.00005694" calcext:value-type="float">
            <office:annotation draw:style-name="gr5" draw:text-style-name="P3" svg:width="51.98mm" svg:height="13.86mm" svg:x="153.41mm" svg:y="9.13mm" draw:caption-point-x="0mm" draw:caption-point-y="0mm">
              <dc:date>2019-06-11T00:00:00</dc:date>
              <text:p text:style-name="P2"><text:span text:style-name="T1">Duration in seconds running with 1 thread</text:span></text:p>
            </office:annotation>
            <text:p>5,694E-05</text:p>
          </table:table-cell>
          <table:table-cell table:style-name="ce12" office:value-type="float" office:value="0.00034731" calcext:value-type="float">
            <office:annotation draw:style-name="gr3" draw:text-style-name="P3" svg:width="52.26mm" svg:height="17.81mm" svg:x="189.8mm" svg:y="9.13mm" draw:caption-point-x="0mm" draw:caption-point-y="0mm">
              <dc:date>2019-06-11T00:00:00</dc:date>
              <text:p text:style-name="P2"><text:span text:style-name="T1">Duration in seconds running with 1xCPU threads</text:span></text:p>
            </office:annotation>
            <text:p>0,00034731</text:p>
          </table:table-cell>
          <table:table-cell table:style-name="ce12" office:value-type="float" office:value="0.00037706" calcext:value-type="float">
            <text:p>0,00037706</text:p>
          </table:table-cell>
          <table:table-cell table:style-name="ce12" office:value-type="float" office:value="0.00049743" calcext:value-type="float">
            <text:p>0,00049743</text:p>
          </table:table-cell>
          <table:table-cell table:style-name="Default" office:value-type="float" office:value="0.00002225" calcext:value-type="float">
            <text:p>2,225E-05</text:p>
          </table:table-cell>
          <table:table-cell table:style-name="Default" office:value-type="float" office:value="0.00072793" calcext:value-type="float">
            <text:p>0,00072793</text:p>
          </table:table-cell>
          <table:table-cell table:style-name="Default" office:value-type="float" office:value="0.00211405" calcext:value-type="float">
            <text:p>0,00211405</text:p>
          </table:table-cell>
          <table:table-cell table:style-name="Default" office:value-type="float" office:value="0.00795335" calcext:value-type="float">
            <text:p>0,00795335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: 41.244501</text:p>
          </table:table-cell>
          <table:table-cell office:value-type="string" calcext:value-type="string">
            <text:p>speedup</text:p>
          </table:table-cell>
          <table:table-cell>
            <office:annotation draw:style-name="gr6" draw:text-style-name="P3" svg:width="67.9mm" svg:height="21.76mm" svg:x="119.03mm" svg:y="13.64mm" draw:caption-point-x="0mm" draw:caption-point-y="0mm">
              <dc:date>2019-06-11T00:00:00</dc:date>
              <text:p text:style-name="P2"><text:span text:style-name="T1">Type formula here to calculate the speedup relative to the serial version</text:span></text:p>
            </office:annotation>
          </table:table-cell>
          <table:table-cell table:style-name="ce13" table:formula="of:=[.D3]/[.E3]" office:value-type="float" office:value="1.24007727432385" calcext:value-type="float">
            <text:p>1,24007727432385</text:p>
          </table:table-cell>
          <table:table-cell table:style-name="ce13" table:formula="of:=[.D3]/[.F3]" office:value-type="float" office:value="0.203305404393769" calcext:value-type="float">
            <text:p>0,203305404393769</text:p>
          </table:table-cell>
          <table:table-cell table:style-name="ce13" table:formula="of:=[.D3]/[.G3]" office:value-type="float" office:value="0.187264626319419" calcext:value-type="float">
            <text:p>0,187264626319419</text:p>
          </table:table-cell>
          <table:table-cell table:style-name="ce13" table:formula="of:=[.D3]/[.H3]" office:value-type="float" office:value="0.141949621052208" calcext:value-type="float">
            <text:p>0,141949621052208</text:p>
          </table:table-cell>
          <table:table-cell table:formula="of:=[.D3]/[.I3]" office:value-type="float" office:value="3.17348314606742" calcext:value-type="float">
            <text:p>3,17348314606742</text:p>
          </table:table-cell>
          <table:table-cell table:formula="of:=[.D3]/[.J3]" office:value-type="float" office:value="0.097001085269188" calcext:value-type="float">
            <text:p>0,097001085269188</text:p>
          </table:table-cell>
          <table:table-cell table:formula="of:=[.D3]/[.K3]" office:value-type="float" office:value="0.0334003453087675" calcext:value-type="float">
            <text:p>0,033400345308768</text:p>
          </table:table-cell>
          <table:table-cell table:formula="of:=[.D3]/[.L3]" office:value-type="float" office:value="0.00887801995385592" calcext:value-type="float">
            <text:p>0,0088780199538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>
            <office:annotation draw:style-name="gr6" draw:text-style-name="P3" svg:width="67.9mm" svg:height="21.76mm" svg:x="119.03mm" svg:y="18.16mm" draw:caption-point-x="0mm" draw:caption-point-y="0mm">
              <dc:date>2019-06-11T00:00:00</dc:date>
              <text:p text:style-name="P2"><text:span text:style-name="T1">Type formula here to calculate the efficiency relative to the serial version</text:span></text:p>
            </office:annotation>
          </table:table-cell>
          <table:table-cell table:style-name="ce13" table:formula="of:=[.E4]*(1/[.E2])" office:value-type="float" office:value="1.24007727432385" calcext:value-type="float">
            <text:p>1,24007727432385</text:p>
          </table:table-cell>
          <table:table-cell table:style-name="ce13" table:formula="of:=[.F4]*(1/[.F2])" office:value-type="float" office:value="0.0127065877746106" calcext:value-type="float">
            <text:p>0,012706587774611</text:p>
          </table:table-cell>
          <table:table-cell table:style-name="ce13" table:formula="of:=[.G4]*(1/[.G2])" office:value-type="float" office:value="0.00585201957248183" calcext:value-type="float">
            <text:p>0,005852019572482</text:p>
          </table:table-cell>
          <table:table-cell table:style-name="ce13" table:formula="of:=[.H4]*(1/[.H2])" office:value-type="float" office:value="0.00221796282894076" calcext:value-type="float">
            <text:p>0,002217962828941</text:p>
          </table:table-cell>
          <table:table-cell table:formula="of:=[.I4]*(1/[.I2])" office:value-type="float" office:value="3.17348314606742" calcext:value-type="float">
            <text:p>3,17348314606742</text:p>
          </table:table-cell>
          <table:table-cell table:formula="of:=(1/[.J2])*[.J4]" office:value-type="float" office:value="0.00606256782932425" calcext:value-type="float">
            <text:p>0,006062567829324</text:p>
          </table:table-cell>
          <table:table-cell table:formula="of:=(1/[.K2])*[.K4]" office:value-type="float" office:value="0.00104376079089899" calcext:value-type="float">
            <text:p>0,001043760790899</text:p>
          </table:table-cell>
          <table:table-cell table:formula="of:=(1/[.L2])*[.L4]" office:value-type="float" office:value="0.000138719061778999" calcext:value-type="float">
            <text:p>0,000138719061779</text:p>
          </table:table-cell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<text:span text:style-name="T2">S: 35.461469</text:span></text:p>
            <text:p><text:span text:style-name="T2">P: 33.354666</text:span>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06967" calcext:value-type="float">
            <text:p>6,967E-05</text:p>
          </table:table-cell>
          <table:table-cell table:style-name="ce29" office:value-type="float" office:value="0.00005099" calcext:value-type="float">
            <text:p>5,099E-05</text:p>
          </table:table-cell>
          <table:table-cell table:style-name="ce29" office:value-type="float" office:value="0.00049776" calcext:value-type="float">
            <text:p>0,00049776</text:p>
          </table:table-cell>
          <table:table-cell table:style-name="ce29" office:value-type="float" office:value="0.00082015" calcext:value-type="float">
            <text:p>0,00082015</text:p>
          </table:table-cell>
          <table:table-cell table:style-name="ce29" office:value-type="float" office:value="0.00083575" calcext:value-type="float">
            <text:p>0,00083575</text:p>
          </table:table-cell>
          <table:table-cell table:style-name="Default" office:value-type="float" office:value="0.00002313" calcext:value-type="float">
            <text:p>2,313E-05</text:p>
          </table:table-cell>
          <table:table-cell table:style-name="Default" office:value-type="float" office:value="0.00129591" calcext:value-type="float">
            <text:p>0,00129591</text:p>
          </table:table-cell>
          <table:table-cell table:style-name="Default" office:value-type="float" office:value="0.00226563" calcext:value-type="float">
            <text:p>0,00226563</text:p>
          </table:table-cell>
          <table:table-cell table:style-name="Default" office:value-type="float" office:value="0.00542003" calcext:value-type="float">
            <text:p>0,005420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table:style-name="ce13" table:formula="of:=[.D6]/[.E6]" office:value-type="float" office:value="1.36634634242008" calcext:value-type="float">
            <text:p>1,36634634242008</text:p>
          </table:table-cell>
          <table:table-cell table:style-name="ce13" table:formula="of:=[.D6]/[.F6]" office:value-type="float" office:value="0.139967052394728" calcext:value-type="float">
            <text:p>0,139967052394728</text:p>
          </table:table-cell>
          <table:table-cell table:style-name="ce13" table:formula="of:=[.D6]/[.G6]" office:value-type="float" office:value="0.0849478753886484" calcext:value-type="float">
            <text:p>0,084947875388648</text:p>
          </table:table-cell>
          <table:table-cell table:style-name="ce13" table:formula="of:=[.D6]/[.H6]" office:value-type="float" office:value="0.0833622494765181" calcext:value-type="float">
            <text:p>0,083362249476518</text:p>
          </table:table-cell>
          <table:table-cell table:formula="of:=[.D6]/[.I6]" office:value-type="float" office:value="3.01210549070471" calcext:value-type="float">
            <text:p>3,01210549070471</text:p>
          </table:table-cell>
          <table:table-cell table:formula="of:=[.D6]/[.J6]" office:value-type="float" office:value="0.0537614494833746" calcext:value-type="float">
            <text:p>0,053761449483375</text:p>
          </table:table-cell>
          <table:table-cell table:formula="of:=[.D6]/[.K6]" office:value-type="float" office:value="0.0307508286878263" calcext:value-type="float">
            <text:p>0,030750828687826</text:p>
          </table:table-cell>
          <table:table-cell table:formula="of:=[.D6]/[.L6]" office:value-type="float" office:value="0.0128541723938797" calcext:value-type="float">
            <text:p>0,012854172393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[.E7]*(1/[.E2])" office:value-type="float" office:value="1.36634634242008" calcext:value-type="float">
            <text:p>1,36634634242008</text:p>
          </table:table-cell>
          <table:table-cell table:formula="of:=[.F7]*(1/[.F2])" office:value-type="float" office:value="0.0087479407746705" calcext:value-type="float">
            <text:p>0,008747940774671</text:p>
          </table:table-cell>
          <table:table-cell table:formula="of:=[.G7]*(1/[.G2])" office:value-type="float" office:value="0.00265462110589526" calcext:value-type="float">
            <text:p>0,002654621105895</text:p>
          </table:table-cell>
          <table:table-cell table:formula="of:=[.H7]*(1/[.H2])" office:value-type="float" office:value="0.0013025351480706" calcext:value-type="float">
            <text:p>0,001302535148071</text:p>
          </table:table-cell>
          <table:table-cell table:formula="of:=[.I7]*(1/[.I2])" office:value-type="float" office:value="3.01210549070471" calcext:value-type="float">
            <text:p>3,01210549070471</text:p>
          </table:table-cell>
          <table:table-cell table:formula="of:=(1/[.J2])*[.J7]" office:value-type="float" office:value="0.00336009059271091" calcext:value-type="float">
            <text:p>0,003360090592711</text:p>
          </table:table-cell>
          <table:table-cell table:formula="of:=(1/[.K2])*[.K7]" office:value-type="float" office:value="0.000960963396494573" calcext:value-type="float">
            <text:p>0,000960963396495</text:p>
          </table:table-cell>
          <table:table-cell table:formula="of:=(1/[.L2])*[.L7]" office:value-type="float" office:value="0.000200846443654371" calcext:value-type="float">
            <text:p>0,000200846443654</text:p>
          </table:table-cell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 000</text:p>
          </table:table-cell>
          <table:table-cell office:value-type="string" calcext:value-type="string">
            <text:p>S: 37.438897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67397" calcext:value-type="float">
            <text:p>0,00067397</text:p>
          </table:table-cell>
          <table:table-cell table:style-name="ce29" office:value-type="float" office:value="0.00010315" calcext:value-type="float">
            <text:p>0,00010315</text:p>
          </table:table-cell>
          <table:table-cell table:style-name="ce29" office:value-type="float" office:value="0.00152484" calcext:value-type="float">
            <text:p>0,00152484</text:p>
          </table:table-cell>
          <table:table-cell table:style-name="ce29" office:value-type="float" office:value="0.00265666" calcext:value-type="float">
            <text:p>0,00265666</text:p>
          </table:table-cell>
          <table:table-cell table:style-name="ce29" office:value-type="float" office:value="0.00371172" calcext:value-type="float">
            <text:p>0,00371172</text:p>
          </table:table-cell>
          <table:table-cell table:style-name="Default" office:value-type="float" office:value="0.00017364" calcext:value-type="float">
            <text:p>0,00017364</text:p>
          </table:table-cell>
          <table:table-cell table:style-name="Default" office:value-type="float" office:value="0.00091801" calcext:value-type="float">
            <text:p>0,00091801</text:p>
          </table:table-cell>
          <table:table-cell table:style-name="Default" office:value-type="float" office:value="0.00136966" calcext:value-type="float">
            <text:p>0,00136966</text:p>
          </table:table-cell>
          <table:table-cell table:style-name="Default" office:value-type="float" office:value="0.00307784" calcext:value-type="float">
            <text:p>0,00307784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:37.397652</text:p>
          </table:table-cell>
          <table:table-cell office:value-type="string" calcext:value-type="string">
            <text:p>speedup</text:p>
          </table:table-cell>
          <table:table-cell/>
          <table:table-cell table:formula="of:=[.D9]/[.E9]" office:value-type="float" office:value="6.53388269510422" calcext:value-type="float">
            <text:p>6,53388269510422</text:p>
          </table:table-cell>
          <table:table-cell table:formula="of:=[.D9]/[.F9]" office:value-type="float" office:value="0.441993914115579" calcext:value-type="float">
            <text:p>0,441993914115579</text:p>
          </table:table-cell>
          <table:table-cell table:formula="of:=[.D9]/[.G9]" office:value-type="float" office:value="0.253690724443474" calcext:value-type="float">
            <text:p>0,253690724443474</text:p>
          </table:table-cell>
          <table:table-cell table:formula="of:=[.D9]/[.H9]" office:value-type="float" office:value="0.181578890649079" calcext:value-type="float">
            <text:p>0,181578890649079</text:p>
          </table:table-cell>
          <table:table-cell table:formula="of:=[.D9]/[.I9]" office:value-type="float" office:value="3.88142133149044" calcext:value-type="float">
            <text:p>3,88142133149044</text:p>
          </table:table-cell>
          <table:table-cell table:formula="of:=[.D9]/[.J9]" office:value-type="float" office:value="0.734164115859304" calcext:value-type="float">
            <text:p>0,734164115859304</text:p>
          </table:table-cell>
          <table:table-cell table:formula="of:=[.D9]/[.K9]" office:value-type="float" office:value="0.492071024925894" calcext:value-type="float">
            <text:p>0,492071024925894</text:p>
          </table:table-cell>
          <table:table-cell table:formula="of:=[.D9]/[.L9]" office:value-type="float" office:value="0.218974995451355" calcext:value-type="float">
            <text:p>0,21897499545135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[.E10]*(1/[.E2])" office:value-type="float" office:value="6.53388269510422" calcext:value-type="float">
            <text:p>6,53388269510422</text:p>
          </table:table-cell>
          <table:table-cell table:formula="of:=[.F10]*(1/[.F2])" office:value-type="float" office:value="0.0276246196322237" calcext:value-type="float">
            <text:p>0,027624619632224</text:p>
          </table:table-cell>
          <table:table-cell table:formula="of:=[.G10]*(1/[.G2])" office:value-type="float" office:value="0.00792783513885857" calcext:value-type="float">
            <text:p>0,007927835138859</text:p>
          </table:table-cell>
          <table:table-cell table:formula="of:=[.H10]*(1/[.H2])" office:value-type="float" office:value="0.00283717016639186" calcext:value-type="float">
            <text:p>0,002837170166392</text:p>
          </table:table-cell>
          <table:table-cell table:formula="of:=[.I10]*(1/[.I2])" office:value-type="float" office:value="3.88142133149044" calcext:value-type="float">
            <text:p>3,88142133149044</text:p>
          </table:table-cell>
          <table:table-cell table:formula="of:=(1/[.J2])*[.J10]" office:value-type="float" office:value="0.0458852572412065" calcext:value-type="float">
            <text:p>0,045885257241207</text:p>
          </table:table-cell>
          <table:table-cell table:formula="of:=(1/[.K2])*[.K10]" office:value-type="float" office:value="0.0153772195289342" calcext:value-type="float">
            <text:p>0,015377219528934</text:p>
          </table:table-cell>
          <table:table-cell table:formula="of:=(1/[.L2])*[.L10]" office:value-type="float" office:value="0.00342148430392743" calcext:value-type="float">
            <text:p>0,003421484303927</text:p>
          </table:table-cell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 000 000</text:p>
          </table:table-cell>
          <table:table-cell office:value-type="string" calcext:value-type="string">
            <text:p>S: 37.456671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13988342" calcext:value-type="float">
            <text:p>0,13988342</text:p>
          </table:table-cell>
          <table:table-cell table:style-name="ce29" office:value-type="float" office:value="0.14671761" calcext:value-type="float">
            <text:p>0,14671761</text:p>
          </table:table-cell>
          <table:table-cell table:style-name="ce29" office:value-type="float" office:value="0.14286068" calcext:value-type="float">
            <text:p>0,14286068</text:p>
          </table:table-cell>
          <table:table-cell table:style-name="ce29" office:value-type="float" office:value="0.14378017" calcext:value-type="float">
            <text:p>0,14378017</text:p>
          </table:table-cell>
          <table:table-cell table:style-name="ce29" office:value-type="float" office:value="0.15054029" calcext:value-type="float">
            <text:p>0,15054029</text:p>
          </table:table-cell>
          <table:table-cell table:style-name="Default" office:value-type="float" office:value="0.14085493" calcext:value-type="float">
            <text:p>0,14085493</text:p>
          </table:table-cell>
          <table:table-cell table:style-name="Default" office:value-type="float" office:value="0.13967816" calcext:value-type="float">
            <text:p>0,13967816</text:p>
          </table:table-cell>
          <table:table-cell table:style-name="Default" office:value-type="float" office:value="0.14107785" calcext:value-type="float">
            <text:p>0,14107785</text:p>
          </table:table-cell>
          <table:table-cell table:style-name="Default" office:value-type="float" office:value="0.14701053" calcext:value-type="float">
            <text:p>0,14701053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: 37.456630</text:p>
          </table:table-cell>
          <table:table-cell office:value-type="string" calcext:value-type="string">
            <text:p>speedup</text:p>
          </table:table-cell>
          <table:table-cell/>
          <table:table-cell table:formula="of:=[.D12]/[.E12]" office:value-type="float" office:value="0.95341942933776" calcext:value-type="float">
            <text:p>0,95341942933776</text:p>
          </table:table-cell>
          <table:table-cell table:formula="of:=[.D12]/[.F12]" office:value-type="float" office:value="0.979159696005927" calcext:value-type="float">
            <text:p>0,979159696005927</text:p>
          </table:table-cell>
          <table:table-cell table:formula="of:=[.D12]/[.G12]" office:value-type="float" office:value="0.97289786206262" calcext:value-type="float">
            <text:p>0,97289786206262</text:p>
          </table:table-cell>
          <table:table-cell table:formula="of:=[.D12]/[.H12]" office:value-type="float" office:value="0.929209183800563" calcext:value-type="float">
            <text:p>0,929209183800563</text:p>
          </table:table-cell>
          <table:table-cell table:formula="of:=[.D12]/[.I12]" office:value-type="float" office:value="0.993102761827364" calcext:value-type="float">
            <text:p>0,993102761827364</text:p>
          </table:table-cell>
          <table:table-cell table:formula="of:=[.D12]/[.J12]" office:value-type="float" office:value="1.00146952107617" calcext:value-type="float">
            <text:p>1,00146952107617</text:p>
          </table:table-cell>
          <table:table-cell table:formula="of:=[.D12]/[.K12]" office:value-type="float" office:value="0.991533539815074" calcext:value-type="float">
            <text:p>0,991533539815074</text:p>
          </table:table-cell>
          <table:table-cell table:formula="of:=[.D12]/[.L12]" office:value-type="float" office:value="0.951519731273671" calcext:value-type="float">
            <text:p>0,95151973127367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[.E13]*(1/[.E2])" office:value-type="float" office:value="0.95341942933776" calcext:value-type="float">
            <text:p>0,95341942933776</text:p>
          </table:table-cell>
          <table:table-cell table:formula="of:=[.F13]*(1/[.F2])" office:value-type="float" office:value="0.0611974810003704" calcext:value-type="float">
            <text:p>0,061197481000371</text:p>
          </table:table-cell>
          <table:table-cell table:formula="of:=[.G13]*(1/[.G2])" office:value-type="float" office:value="0.0304030581894569" calcext:value-type="float">
            <text:p>0,030403058189457</text:p>
          </table:table-cell>
          <table:table-cell table:formula="of:=[.H13]*(1/[.H2])" office:value-type="float" office:value="0.0145188934968838" calcext:value-type="float">
            <text:p>0,014518893496884</text:p>
          </table:table-cell>
          <table:table-cell table:formula="of:=[.I13]*(1/[.I2])" office:value-type="float" office:value="0.993102761827364" calcext:value-type="float">
            <text:p>0,993102761827364</text:p>
          </table:table-cell>
          <table:table-cell table:formula="of:=(1/[.J2])*[.J13]" office:value-type="float" office:value="0.0625918450672603" calcext:value-type="float">
            <text:p>0,06259184506726</text:p>
          </table:table-cell>
          <table:table-cell table:formula="of:=(1/[.K2])*[.K13]" office:value-type="float" office:value="0.0309854231192211" calcext:value-type="float">
            <text:p>0,030985423119221</text:p>
          </table:table-cell>
          <table:table-cell table:formula="of:=(1/[.L2])*[.L13]" office:value-type="float" office:value="0.0148674958011511" calcext:value-type="float">
            <text:p>0,014867495801151</text:p>
          </table:table-cell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 000 000 000</text:p>
          </table:table-cell>
          <table:table-cell office:value-type="string" calcext:value-type="string">
            <text:p>S: 37.456689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70.96290021" calcext:value-type="float">
            <text:p>70,96290021</text:p>
          </table:table-cell>
          <table:table-cell table:style-name="ce29" office:value-type="float" office:value="69.31746947" calcext:value-type="float">
            <text:p>69,31746947</text:p>
          </table:table-cell>
          <table:table-cell table:style-name="ce29" office:value-type="float" office:value="66.50288454" calcext:value-type="float">
            <text:p>66,50288454</text:p>
          </table:table-cell>
          <table:table-cell table:style-name="ce29" office:value-type="float" office:value="65.86095749" calcext:value-type="float">
            <text:p>65,86095749</text:p>
          </table:table-cell>
          <table:table-cell table:style-name="ce29" office:value-type="float" office:value="72.0222237" calcext:value-type="float">
            <text:p>72,0222237</text:p>
          </table:table-cell>
          <table:table-cell table:style-name="Default" office:value-type="float" office:value="69.36374506" calcext:value-type="float">
            <text:p>69,36374506</text:p>
          </table:table-cell>
          <table:table-cell table:style-name="Default" office:value-type="float" office:value="68.68660562" calcext:value-type="float">
            <text:p>68,68660562</text:p>
          </table:table-cell>
          <table:table-cell table:style-name="Default" office:value-type="float" office:value="68.99934301" calcext:value-type="float">
            <text:p>68,99934301</text:p>
          </table:table-cell>
          <table:table-cell table:style-name="Default" office:value-type="float" office:value="68.79635746" calcext:value-type="float">
            <text:p>68,79635746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: 37.456689</text:p>
          </table:table-cell>
          <table:table-cell office:value-type="string" calcext:value-type="string">
            <text:p>speedup</text:p>
          </table:table-cell>
          <table:table-cell/>
          <table:table-cell table:formula="of:=[.D15]/[.E15]" office:value-type="float" office:value="1.02373760543455" calcext:value-type="float">
            <text:p>1,02373760543455</text:p>
          </table:table-cell>
          <table:table-cell table:formula="of:=[.D15]/[.F15]" office:value-type="float" office:value="1.06706499576447" calcext:value-type="float">
            <text:p>1,06706499576447</text:p>
          </table:table-cell>
          <table:table-cell table:formula="of:=[.D15]/[.G15]" office:value-type="float" office:value="1.07746535906003" calcext:value-type="float">
            <text:p>1,07746535906003</text:p>
          </table:table-cell>
          <table:table-cell table:formula="of:=[.D15]/[.H15]" office:value-type="float" office:value="0.985291713646437" calcext:value-type="float">
            <text:p>0,985291713646437</text:p>
          </table:table-cell>
          <table:table-cell table:formula="of:=[.D15]/[.I15]" office:value-type="float" office:value="1.02305462527458" calcext:value-type="float">
            <text:p>1,02305462527458</text:p>
          </table:table-cell>
          <table:table-cell table:formula="of:=[.D15]/[.J15]" office:value-type="float" office:value="1.03314029816225" calcext:value-type="float">
            <text:p>1,03314029816225</text:p>
          </table:table-cell>
          <table:table-cell table:formula="of:=[.D15]/[.K15]" office:value-type="float" office:value="1.02845762168656" calcext:value-type="float">
            <text:p>1,02845762168656</text:p>
          </table:table-cell>
          <table:table-cell table:formula="of:=[.D15]/[.L15]" office:value-type="float" office:value="1.03149211426288" calcext:value-type="float">
            <text:p>1,031492114262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[.E16]*(1/[.E2])" office:value-type="float" office:value="1.02373760543455" calcext:value-type="float">
            <text:p>1,02373760543455</text:p>
          </table:table-cell>
          <table:table-cell table:formula="of:=[.F16]*(1/[.F2])" office:value-type="float" office:value="0.0666915622352793" calcext:value-type="float">
            <text:p>0,066691562235279</text:p>
          </table:table-cell>
          <table:table-cell table:formula="of:=[.G16]*(1/[.G2])" office:value-type="float" office:value="0.0336707924706258" calcext:value-type="float">
            <text:p>0,033670792470626</text:p>
          </table:table-cell>
          <table:table-cell table:formula="of:=[.H16]*(1/[.H2])" office:value-type="float" office:value="0.0153951830257256" calcext:value-type="float">
            <text:p>0,015395183025726</text:p>
          </table:table-cell>
          <table:table-cell table:formula="of:=[.I16]*(1/[.I2])" office:value-type="float" office:value="1.02305462527458" calcext:value-type="float">
            <text:p>1,02305462527458</text:p>
          </table:table-cell>
          <table:table-cell table:formula="of:=(1/[.J2])*[.J16]" office:value-type="float" office:value="0.0645712686351409" calcext:value-type="float">
            <text:p>0,064571268635141</text:p>
          </table:table-cell>
          <table:table-cell table:formula="of:=(1/[.K2])*[.K16]" office:value-type="float" office:value="0.0321393006777051" calcext:value-type="float">
            <text:p>0,032139300677705</text:p>
          </table:table-cell>
          <table:table-cell table:formula="of:=(1/[.L2])*[.L16]" office:value-type="float" office:value="0.0161170642853574" calcext:value-type="float">
            <text:p>0,016117064285358</text:p>
          </table:table-cell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3" draw:text-style-name="P3" svg:width="51.07mm" svg:height="17.81mm" svg:x="39.79mm" svg:y="61.76mm" draw:caption-point-x="-6.1mm" draw:caption-point-y="15.1mm">
              <dc:date>2019-06-11T00:00:00</dc:date>
              <text:p text:style-name="P2"><text:span text:style-name="T1">Create a combinated graph with the results of this n</text:span></text:p>
            </office:annotation>
            <text:p>10 000 000 000</text:p>
          </table:table-cell>
          <table:table-cell office:value-type="string" calcext:value-type="string">
            <text:p>S: 37.456689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708.72952316" calcext:value-type="float">
            <text:p>708,72952316</text:p>
          </table:table-cell>
          <table:table-cell table:style-name="ce29" office:value-type="float" office:value="705.92742318" calcext:value-type="float">
            <text:p>705,92742318</text:p>
          </table:table-cell>
          <table:table-cell table:style-name="ce29" office:value-type="float" office:value="720.37935755" calcext:value-type="float">
            <text:p>720,37935755</text:p>
          </table:table-cell>
          <table:table-cell table:style-name="ce29" office:value-type="float" office:value="697.23122516" calcext:value-type="float">
            <text:p>697,23122516</text:p>
          </table:table-cell>
          <table:table-cell table:style-name="ce29" office:value-type="float" office:value="722.49183584" calcext:value-type="float">
            <text:p>722,49183584</text:p>
          </table:table-cell>
          <table:table-cell table:style-name="Default" office:value-type="float" office:value="151.43716808" calcext:value-type="float">
            <text:p>151,43716808</text:p>
          </table:table-cell>
          <table:table-cell table:style-name="Default" office:value-type="float" office:value="109.74604602" calcext:value-type="float">
            <text:p>109,74604602</text:p>
          </table:table-cell>
          <table:table-cell table:style-name="Default" office:value-type="float" office:value="106.15071687" calcext:value-type="float">
            <text:p>106,15071687</text:p>
          </table:table-cell>
          <table:table-cell table:style-name="Default" office:value-type="float" office:value="110.36994006" calcext:value-type="float">
            <text:p>110,36994006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: 37.456689</text:p>
          </table:table-cell>
          <table:table-cell office:value-type="string" calcext:value-type="string">
            <text:p>speedup</text:p>
          </table:table-cell>
          <table:table-cell/>
          <table:table-cell table:style-name="ce13" table:formula="of:=[.D18]/[.E18]" office:value-type="float" office:value="1.00396938819486" calcext:value-type="float">
            <text:p>1,00396938819486</text:p>
          </table:table-cell>
          <table:table-cell table:style-name="ce13" table:formula="of:=[.D18]/[.F18]" office:value-type="float" office:value="0.983828195147594" calcext:value-type="float">
            <text:p>0,983828195147594</text:p>
          </table:table-cell>
          <table:table-cell table:style-name="ce13" table:formula="of:=[.D18]/[.G18]" office:value-type="float" office:value="1.01649136984271" calcext:value-type="float">
            <text:p>1,01649136984271</text:p>
          </table:table-cell>
          <table:table-cell table:style-name="ce13" table:formula="of:=[.D18]/[.H18]" office:value-type="float" office:value="0.980951601115327" calcext:value-type="float">
            <text:p>0,980951601115327</text:p>
          </table:table-cell>
          <table:table-cell table:formula="of:=[.D18]/[.I18]" office:value-type="float" office:value="4.68002361735659" calcext:value-type="float">
            <text:p>4,68002361735659</text:p>
          </table:table-cell>
          <table:table-cell table:formula="of:=[.D18]/[.J18]" office:value-type="float" office:value="6.45790485272555" calcext:value-type="float">
            <text:p>6,45790485272555</text:p>
          </table:table-cell>
          <table:table-cell table:formula="of:=[.D18]/[.K18]" office:value-type="float" office:value="6.67663435592208" calcext:value-type="float">
            <text:p>6,67663435592208</text:p>
          </table:table-cell>
          <table:table-cell table:formula="of:=[.D18]/[.L18]" office:value-type="float" office:value="6.42139990992761" calcext:value-type="float">
            <text:p>6,421399909927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style-name="ce13" table:formula="of:=[.E19]*(1/[.E2])" office:value-type="float" office:value="1.00396938819486" calcext:value-type="float">
            <text:p>1,00396938819486</text:p>
          </table:table-cell>
          <table:table-cell table:style-name="ce13" table:formula="of:=[.F19]*(1/[.F2])" office:value-type="float" office:value="0.0614892621967246" calcext:value-type="float">
            <text:p>0,061489262196725</text:p>
          </table:table-cell>
          <table:table-cell table:style-name="ce13" table:formula="of:=[.G19]*(1/[.G2])" office:value-type="float" office:value="0.0317653553075847" calcext:value-type="float">
            <text:p>0,031765355307585</text:p>
          </table:table-cell>
          <table:table-cell table:style-name="ce13" table:formula="of:=[.H19]*(1/[.H2])" office:value-type="float" office:value="0.015327368767427" calcext:value-type="float">
            <text:p>0,015327368767427</text:p>
          </table:table-cell>
          <table:table-cell table:formula="of:=(1/[.I2])*[.I19]" office:value-type="float" office:value="4.68002361735659" calcext:value-type="float">
            <text:p>4,68002361735659</text:p>
          </table:table-cell>
          <table:table-cell table:formula="of:=(1/[.J2])*[.J19]" office:value-type="float" office:value="0.403619053295347" calcext:value-type="float">
            <text:p>0,403619053295347</text:p>
          </table:table-cell>
          <table:table-cell table:formula="of:=(1/[.K2])*[.K19]" office:value-type="float" office:value="0.208644823622565" calcext:value-type="float">
            <text:p>0,208644823622565</text:p>
          </table:table-cell>
          <table:table-cell table:formula="of:=(1/[.L2])*[.L19]" office:value-type="float" office:value="0.100334373592619" calcext:value-type="float">
            <text:p>0,100334373592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13:01:19.154459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07-14T13:04:33.185370392</dc:date>
    <meta:editing-duration>PT2H27M6S</meta:editing-duration>
    <meta:editing-cycles>23</meta:editing-cycles>
    <meta:generator>LibreOffice/6.0.6.2$Linux_X86_64 LibreOffice_project/00m0$Build-2</meta:generator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25cm" svg:y="0.316cm" chart:style-name="ch2">
          <text:p>n = 10 000 000 000</text:p>
        </chart:title>
        <chart:legend chart:legend-position="end" svg:x="13.737cm" svg:y="2.209cm" style:legend-expansion="high" chart:style-name="ch3"/>
        <chart:plot-area chart:style-name="ch4" table:cell-range-address="Sheet1.C18:Sheet1.L20" chart:data-source-has-labels="both" svg:x="0.32cm" svg:y="1.275cm" svg:width="13.097cm" svg:height="7.545cm">
          <chartooo:coordinate-region svg:x="1.127cm" svg:y="1.474cm" svg:width="12.29cm" svg:height="6.699cm"/>
          <chart:axis chart:dimension="x" chart:name="primary-x" chart:style-name="ch5" chartooo:axis-type="auto">
            <chartooo:date-scale/>
            <chart:categories table:cell-range-address="Sheet1.C18:Sheet1.C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8:Sheet1.D20" loext:label-string="serial" chart:class="chart:bar">
            <chart:data-point chart:repeated="3"/>
          </chart:series>
          <chart:series chart:style-name="ch9" chart:values-cell-range-address="Sheet1.E18:Sheet1.E20" loext:label-string="threads1" chart:class="chart:bar">
            <chart:data-point chart:repeated="3"/>
          </chart:series>
          <chart:series chart:style-name="ch10" chart:values-cell-range-address="Sheet1.F18:Sheet1.F20" loext:label-string="threads16" chart:class="chart:bar">
            <chart:data-point chart:repeated="3"/>
          </chart:series>
          <chart:series chart:style-name="ch11" chart:values-cell-range-address="Sheet1.G18:Sheet1.G20" loext:label-string="threads32" chart:class="chart:bar">
            <chart:data-point chart:repeated="3"/>
          </chart:series>
          <chart:series chart:style-name="ch12" chart:values-cell-range-address="Sheet1.H18:Sheet1.H20" loext:label-string="threads64" chart:class="chart:bar">
            <chart:data-point chart:repeated="3"/>
          </chart:series>
          <chart:series chart:style-name="ch13" chart:values-cell-range-address="Sheet1.I18:Sheet1.I20" loext:label-string="omp1" chart:class="chart:bar">
            <chart:data-point chart:repeated="3"/>
          </chart:series>
          <chart:series chart:style-name="ch14" chart:values-cell-range-address="Sheet1.J18:Sheet1.J20" loext:label-string="omp16" chart:class="chart:bar">
            <chart:data-point chart:repeated="3"/>
          </chart:series>
          <chart:series chart:style-name="ch15" chart:values-cell-range-address="Sheet1.K18:Sheet1.K20" loext:label-string="omp32" chart:class="chart:bar">
            <chart:data-point chart:repeated="3"/>
          </chart:series>
          <chart:series chart:style-name="ch16" chart:values-cell-range-address="Sheet1.L18:Sheet1.L20" loext:label-string="omp64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threads1</text:p>
              </table:table-cell>
              <table:table-cell office:value-type="string">
                <text:p>threads16</text:p>
              </table:table-cell>
              <table:table-cell office:value-type="string">
                <text:p>threads32</text:p>
              </table:table-cell>
              <table:table-cell office:value-type="string">
                <text:p>threads64</text:p>
              </table:table-cell>
              <table:table-cell office:value-type="string">
                <text:p>omp1</text:p>
              </table:table-cell>
              <table:table-cell office:value-type="string">
                <text:p>omp16</text:p>
              </table:table-cell>
              <table:table-cell office:value-type="string">
                <text:p>omp32</text:p>
              </table:table-cell>
              <table:table-cell office:value-type="string">
                <text:p>omp64</text:p>
              </table:table-cell>
            </table:table-row>
          </table:table-header-rows>
          <table:table-rows>
            <table:table-row>
              <table:table-cell office:value-type="string">
                <text:p>duration</text:p>
                <draw:g>
                  <svg:desc>Sheet1.C18:Sheet1.C20</svg:desc>
                </draw:g>
              </table:table-cell>
              <table:table-cell office:value-type="float" office:value="708.72952316">
                <text:p>708.72952316</text:p>
                <draw:g>
                  <svg:desc>Sheet1.D18:Sheet1.D20</svg:desc>
                </draw:g>
              </table:table-cell>
              <table:table-cell office:value-type="float" office:value="705.92742318">
                <text:p>705.92742318</text:p>
                <draw:g>
                  <svg:desc>Sheet1.E18:Sheet1.E20</svg:desc>
                </draw:g>
              </table:table-cell>
              <table:table-cell office:value-type="float" office:value="720.37935755">
                <text:p>720.37935755</text:p>
                <draw:g>
                  <svg:desc>Sheet1.F18:Sheet1.F20</svg:desc>
                </draw:g>
              </table:table-cell>
              <table:table-cell office:value-type="float" office:value="697.23122516">
                <text:p>697.23122516</text:p>
                <draw:g>
                  <svg:desc>Sheet1.G18:Sheet1.G20</svg:desc>
                </draw:g>
              </table:table-cell>
              <table:table-cell office:value-type="float" office:value="722.49183584">
                <text:p>722.49183584</text:p>
                <draw:g>
                  <svg:desc>Sheet1.H18:Sheet1.H20</svg:desc>
                </draw:g>
              </table:table-cell>
              <table:table-cell office:value-type="float" office:value="151.43716808">
                <text:p>151.43716808</text:p>
                <draw:g>
                  <svg:desc>Sheet1.I18:Sheet1.I20</svg:desc>
                </draw:g>
              </table:table-cell>
              <table:table-cell office:value-type="float" office:value="109.74604602">
                <text:p>109.74604602</text:p>
                <draw:g>
                  <svg:desc>Sheet1.J18:Sheet1.J20</svg:desc>
                </draw:g>
              </table:table-cell>
              <table:table-cell office:value-type="float" office:value="106.15071687">
                <text:p>106.15071687</text:p>
                <draw:g>
                  <svg:desc>Sheet1.K18:Sheet1.K20</svg:desc>
                </draw:g>
              </table:table-cell>
              <table:table-cell office:value-type="float" office:value="110.36994006">
                <text:p>110.36994006</text:p>
                <draw:g>
                  <svg:desc>Sheet1.L18:Sheet1.L20</svg:desc>
                </draw:g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NaN">
                <text:p>NaN</text:p>
              </table:table-cell>
              <table:table-cell office:value-type="float" office:value="1.00396938819486">
                <text:p>1.00396938819486</text:p>
              </table:table-cell>
              <table:table-cell office:value-type="float" office:value="0.983828195147594">
                <text:p>0.983828195147594</text:p>
              </table:table-cell>
              <table:table-cell office:value-type="float" office:value="1.01649136984271">
                <text:p>1.01649136984271</text:p>
              </table:table-cell>
              <table:table-cell office:value-type="float" office:value="0.980951601115327">
                <text:p>0.980951601115327</text:p>
              </table:table-cell>
              <table:table-cell office:value-type="float" office:value="4.68002361735659">
                <text:p>4.68002361735659</text:p>
              </table:table-cell>
              <table:table-cell office:value-type="float" office:value="6.45790485272555">
                <text:p>6.45790485272555</text:p>
              </table:table-cell>
              <table:table-cell office:value-type="float" office:value="6.67663435592208">
                <text:p>6.67663435592208</text:p>
              </table:table-cell>
              <table:table-cell office:value-type="float" office:value="6.42139990992761">
                <text:p>6.42139990992761</text:p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NaN">
                <text:p>NaN</text:p>
              </table:table-cell>
              <table:table-cell office:value-type="float" office:value="1.00396938819486">
                <text:p>1.00396938819486</text:p>
              </table:table-cell>
              <table:table-cell office:value-type="float" office:value="0.0614892621967246">
                <text:p>0.0614892621967246</text:p>
              </table:table-cell>
              <table:table-cell office:value-type="float" office:value="0.0317653553075847">
                <text:p>0.0317653553075847</text:p>
              </table:table-cell>
              <table:table-cell office:value-type="float" office:value="0.015327368767427">
                <text:p>0.015327368767427</text:p>
              </table:table-cell>
              <table:table-cell office:value-type="float" office:value="4.68002361735659">
                <text:p>4.68002361735659</text:p>
              </table:table-cell>
              <table:table-cell office:value-type="float" office:value="0.403619053295347">
                <text:p>0.403619053295347</text:p>
              </table:table-cell>
              <table:table-cell office:value-type="float" office:value="0.208644823622565">
                <text:p>0.208644823622565</text:p>
              </table:table-cell>
              <table:table-cell office:value-type="float" office:value="0.100334373592619">
                <text:p>0.100334373592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